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164a" officeooo:paragraph-rsid="0001164a"/>
    </style:style>
    <style:style style:name="P2" style:family="paragraph" style:parent-style-name="Standard">
      <style:text-properties officeooo:rsid="0001bcd4" officeooo:paragraph-rsid="0001bcd4"/>
    </style:style>
    <style:style style:name="P3" style:family="paragraph" style:parent-style-name="Standard">
      <style:paragraph-properties fo:text-align="start" style:justify-single-word="false"/>
      <style:text-properties fo:font-size="12pt" officeooo:rsid="0001164a" officeooo:paragraph-rsid="000620ab" style:font-size-asian="12pt" style:font-size-complex="12pt"/>
    </style:style>
    <style:style style:name="P4" style:family="paragraph" style:parent-style-name="Standard">
      <style:paragraph-properties fo:text-align="start" style:justify-single-word="false"/>
      <style:text-properties fo:font-size="12pt" officeooo:rsid="00088f72" officeooo:paragraph-rsid="00088f72" style:font-size-asian="12pt" style:font-size-complex="12pt"/>
    </style:style>
    <style:style style:name="P5" style:family="paragraph" style:parent-style-name="Standard">
      <style:paragraph-properties fo:text-align="center" style:justify-single-word="false"/>
      <style:text-properties fo:font-size="12pt" officeooo:rsid="00005ae2" officeooo:paragraph-rsid="00128217" style:font-size-asian="12pt" style:font-size-complex="12pt"/>
    </style:style>
    <style:style style:name="P6" style:family="paragraph" style:parent-style-name="Standard">
      <style:paragraph-properties fo:text-align="center" style:justify-single-word="false"/>
      <style:text-properties fo:font-size="12pt" officeooo:rsid="00005ae2" officeooo:paragraph-rsid="00129390" style:font-size-asian="12pt" style:font-size-complex="12pt"/>
    </style:style>
    <style:style style:name="P7" style:family="paragraph" style:parent-style-name="Standard">
      <style:text-properties officeooo:rsid="0002ed86" officeooo:paragraph-rsid="0002ed86"/>
    </style:style>
    <style:style style:name="P8" style:family="paragraph" style:parent-style-name="Standard">
      <style:text-properties fo:font-weight="bold" officeooo:rsid="0001164a" officeooo:paragraph-rsid="0001164a" style:font-weight-asian="bold" style:font-weight-complex="bold"/>
    </style:style>
    <style:style style:name="P9" style:family="paragraph" style:parent-style-name="Standard">
      <style:text-properties fo:font-weight="bold" officeooo:rsid="0001bcd4" officeooo:paragraph-rsid="0001bcd4" style:font-weight-asian="bold" style:font-weight-complex="bold"/>
    </style:style>
    <style:style style:name="P10" style:family="paragraph" style:parent-style-name="Standard">
      <style:paragraph-properties fo:text-align="start" style:justify-single-word="false"/>
      <style:text-properties fo:font-weight="bold" officeooo:rsid="0019cf03" officeooo:paragraph-rsid="0019cf03" style:font-weight-asian="bold" style:font-weight-complex="bold"/>
    </style:style>
    <style:style style:name="P11" style:family="paragraph" style:parent-style-name="Standard">
      <style:text-properties officeooo:rsid="00005ae2" officeooo:paragraph-rsid="00005ae2"/>
    </style:style>
    <style:style style:name="P12" style:family="paragraph" style:parent-style-name="Standard">
      <style:text-properties officeooo:rsid="00005ae2" officeooo:paragraph-rsid="000e0cc0"/>
    </style:style>
    <style:style style:name="P13" style:family="paragraph" style:parent-style-name="Standard">
      <style:text-properties officeooo:rsid="000e0cc0" officeooo:paragraph-rsid="000e0cc0"/>
    </style:style>
    <style:style style:name="P14" style:family="paragraph" style:parent-style-name="Standard">
      <style:text-properties officeooo:paragraph-rsid="000ed3e7"/>
    </style:style>
    <style:style style:name="P15" style:family="paragraph" style:parent-style-name="Standard">
      <style:text-properties officeooo:rsid="000ed3e7" officeooo:paragraph-rsid="000ed3e7"/>
    </style:style>
    <style:style style:name="P16" style:family="paragraph" style:parent-style-name="Standard">
      <style:paragraph-properties fo:text-align="justify" style:justify-single-word="false"/>
      <style:text-properties officeooo:rsid="000ed3e7" officeooo:paragraph-rsid="000ed3e7"/>
    </style:style>
    <style:style style:name="P17" style:family="paragraph" style:parent-style-name="Standard">
      <style:paragraph-properties fo:text-align="justify" style:justify-single-word="false"/>
      <style:text-properties officeooo:paragraph-rsid="000ed3e7"/>
    </style:style>
    <style:style style:name="P18" style:family="paragraph" style:parent-style-name="Standard">
      <style:paragraph-properties fo:text-align="justify" style:justify-single-word="false"/>
      <style:text-properties officeooo:rsid="0014a0ef" officeooo:paragraph-rsid="0014a0ef"/>
    </style:style>
    <style:style style:name="P19" style:family="paragraph" style:parent-style-name="Standard">
      <style:paragraph-properties fo:text-align="start" style:justify-single-word="false"/>
      <style:text-properties officeooo:rsid="0014a0ef" officeooo:paragraph-rsid="0014a0ef"/>
    </style:style>
    <style:style style:name="P20" style:family="paragraph" style:parent-style-name="Standard">
      <style:paragraph-properties fo:text-align="start" style:justify-single-word="false"/>
      <style:text-properties officeooo:rsid="001334c3" officeooo:paragraph-rsid="001334c3"/>
    </style:style>
    <style:style style:name="P21" style:family="paragraph" style:parent-style-name="Standard">
      <style:paragraph-properties fo:text-align="start" style:justify-single-word="false"/>
      <style:text-properties officeooo:paragraph-rsid="0014a0ef"/>
    </style:style>
    <style:style style:name="P22" style:family="paragraph" style:parent-style-name="Standard">
      <style:paragraph-properties fo:text-align="start" style:justify-single-word="false"/>
      <style:text-properties officeooo:rsid="0019cf03" officeooo:paragraph-rsid="0019cf03"/>
    </style:style>
    <style:style style:name="P23" style:family="paragraph" style:parent-style-name="Standard">
      <style:paragraph-properties fo:text-align="start" style:justify-single-word="false"/>
      <style:text-properties style:font-name="Liberation Serif" fo:font-size="11pt" officeooo:rsid="002ede15" officeooo:paragraph-rsid="0019cf03" style:font-size-asian="11pt" style:font-size-complex="11pt"/>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Contents_20_3">
      <style:paragraph-properties>
        <style:tab-stops>
          <style:tab-stop style:position="6.2992in" style:type="right" style:leader-style="dotted" style:leader-text="."/>
        </style:tab-stops>
      </style:paragraph-properties>
    </style:style>
    <style:style style:name="P27" style:family="paragraph" style:parent-style-name="Contents_20_Heading">
      <loext:graphic-properties draw:fill-gradient-name="gradient" draw:fill-hatch-name="hatch"/>
      <style:paragraph-properties fo:margin-top="0.5598in" fo:margin-bottom="0.0799in" style:contextual-spacing="false"/>
    </style:style>
    <style:style style:name="P28" style:family="paragraph" style:parent-style-name="Standard">
      <loext:graphic-properties draw:fill-gradient-name="gradient" draw:fill-hatch-name="hatch"/>
      <style:paragraph-properties fo:margin-top="0in" fo:margin-bottom="0.3799in" style:contextual-spacing="false" fo:line-height="100%" fo:text-align="justify" style:justify-single-word="false"/>
      <style:text-properties officeooo:paragraph-rsid="001672ce"/>
    </style:style>
    <style:style style:name="P29" style:family="paragraph" style:parent-style-name="Standard">
      <style:paragraph-properties fo:text-align="start" style:justify-single-word="false"/>
      <style:text-properties officeooo:rsid="0022fcca" officeooo:paragraph-rsid="0022fcca"/>
    </style:style>
    <style:style style:name="P30"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1"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25c07" officeooo:paragraph-rsid="00225c07" style:text-blinking="false" fo:background-color="transparent"/>
    </style:style>
    <style:style style:name="P32"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33"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4" style:family="paragraph" style:parent-style-name="Heading_20_2">
      <style:text-properties officeooo:rsid="00225c07" officeooo:paragraph-rsid="00225c07"/>
    </style:style>
    <style:style style:name="P35" style:family="paragraph" style:parent-style-name="Heading_20_2">
      <style:text-properties officeooo:rsid="0014a0ef" officeooo:paragraph-rsid="0014a0ef"/>
    </style:style>
    <style:style style:name="T1" style:family="text">
      <style:text-properties officeooo:rsid="0001164a"/>
    </style:style>
    <style:style style:name="T2" style:family="text">
      <style:text-properties fo:font-weight="bold" style:font-weight-asian="bold" style:font-weight-complex="bold"/>
    </style:style>
    <style:style style:name="T3" style:family="text">
      <style:text-properties officeooo:rsid="0001e395"/>
    </style:style>
    <style:style style:name="T4" style:family="text">
      <style:text-properties officeooo:rsid="00028d66"/>
    </style:style>
    <style:style style:name="T5" style:family="text">
      <style:text-properties officeooo:rsid="0003832d"/>
    </style:style>
    <style:style style:name="T6" style:family="text">
      <style:text-properties officeooo:rsid="000399be"/>
    </style:style>
    <style:style style:name="T7" style:family="text">
      <style:text-properties officeooo:rsid="00047163"/>
    </style:style>
    <style:style style:name="T8" style:family="text">
      <style:text-properties officeooo:rsid="000620ab"/>
    </style:style>
    <style:style style:name="T9" style:family="text">
      <style:text-properties officeooo:rsid="000a291c"/>
    </style:style>
    <style:style style:name="T10" style:family="text">
      <style:text-properties fo:font-size="12pt" officeooo:rsid="0001164a" style:font-size-asian="12pt" style:font-size-complex="12pt"/>
    </style:style>
    <style:style style:name="T11" style:family="text">
      <style:text-properties fo:font-size="12pt" officeooo:rsid="000e0cc0" style:font-size-asian="12pt" style:font-size-complex="12pt"/>
    </style:style>
    <style:style style:name="T12" style:family="text">
      <style:text-properties fo:font-size="12pt" officeooo:rsid="0001e395" style:font-size-asian="12pt" style:font-size-complex="12pt"/>
    </style:style>
    <style:style style:name="T13" style:family="text">
      <style:text-properties fo:font-size="12pt" officeooo:rsid="00005ae2" style:font-size-asian="12pt" style:font-size-complex="12pt"/>
    </style:style>
    <style:style style:name="T14" style:family="text">
      <style:text-properties fo:font-size="12pt" officeooo:rsid="00105d4a" style:font-size-asian="12pt" style:font-size-complex="12pt"/>
    </style:style>
    <style:style style:name="T15" style:family="text">
      <style:text-properties fo:font-size="12pt" officeooo:rsid="0014a0ef" style:font-size-asian="12pt" style:font-size-complex="12pt"/>
    </style:style>
    <style:style style:name="T16" style:family="text">
      <style:text-properties fo:font-size="12pt" officeooo:rsid="001672ce" style:font-size-asian="12pt" style:font-size-complex="12pt"/>
    </style:style>
    <style:style style:name="T17" style:family="text">
      <style:text-properties fo:font-size="12pt" fo:font-weight="bold" officeooo:rsid="00105d4a" style:font-size-asian="12pt" style:font-weight-asian="bold" style:font-size-complex="12pt" style:font-weight-complex="bold"/>
    </style:style>
    <style:style style:name="T18" style:family="text">
      <style:text-properties officeooo:rsid="000ed3e7"/>
    </style:style>
    <style:style style:name="T19" style:family="text">
      <style:text-properties officeooo:rsid="000f038a"/>
    </style:style>
    <style:style style:name="T20" style:family="text">
      <style:text-properties officeooo:rsid="00105d4a"/>
    </style:style>
    <style:style style:name="T21" style:family="text">
      <style:text-properties officeooo:rsid="00128217"/>
    </style:style>
    <style:style style:name="T22" style:family="text">
      <style:text-properties officeooo:rsid="000e0cc0"/>
    </style:style>
    <style:style style:name="T23" style:family="text">
      <style:text-properties officeooo:rsid="00129390"/>
    </style:style>
    <style:style style:name="T24" style:family="text">
      <style:text-properties officeooo:rsid="0014a0ef"/>
    </style:style>
    <style:style style:name="T25" style:family="text">
      <style:text-properties officeooo:rsid="0019cf03"/>
    </style:style>
    <style:style style:name="T26" style:family="text">
      <style:text-properties officeooo:rsid="006366da"/>
    </style:style>
    <style:style style:name="T27" style:family="text">
      <style:text-properties officeooo:rsid="001ca846"/>
    </style:style>
    <style:style style:name="T28" style:family="text">
      <style:text-properties officeooo:rsid="00225c0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180_3620715703"/>Противници<text:bookmark-end text:name="__RefHeading___Toc4180_3620715703"/></text:h>
      <text:p text:style-name="P11"><text:s text:c="2"/>Свакој игри попут Расковника су неопходни противници против којих ће се наши хероји борити. Ти противници ће често бити стереотипи и хиперболе својих инспирација. И требају да буду схваћени као шале и фантазија, наравно неке групе воле озбиљне теме и противнике који имају више од 1 димензионе личности, за такве групе ова књига је савршен почетак за статистике и способности противника одакле могу да граде и разрађују њихове личности и начине понашања.</text:p>
      <text:h text:style-name="Heading_20_2" text:outline-level="2"><text:bookmark-start text:name="__RefHeading___Toc4182_3620715703"/>Статистике противника<text:bookmark-end text:name="__RefHeading___Toc4182_3620715703"/></text:h>
      <text:p text:style-name="P13"><text:s text:c="2"/>Једна од статистика коју нисмо навели је бонус на напад за противнике, у свим случајевима противници имају бонус на нападе једнак њиховој количини коцкица за свест, снага служи само за провере везане за снагу не као бонус за напад. <text:span text:style-name="T25">А</text:span>ко је вредност статистике једнака нули она неће бити написана у противниковом профилу!</text:p>
      <text:h text:style-name="Heading_20_2" text:outline-level="2"><text:bookmark-start text:name="__RefHeading___Toc4184_3620715703"/>Оружија<text:bookmark-end text:name="__RefHeading___Toc4184_3620715703"/></text:h>
      <text:p text:style-name="P15"><text:s text:c="2"/>Неки противници имају приступ оружијима које користе хероји, у том случају у секцији оружије ће те наћи могуће опције, то не значи да сваки од њих носи сва та оружија већ да су то могуће опције, одаберите 1 од ставки и третирајте да имају та орижија. Саветује се да имате подсетник шта које оружије ради како би лакше водили сукоб.</text:p>
      <text:h text:style-name="Heading_20_2" text:outline-level="2"><text:bookmark-start text:name="__RefHeading___Toc4186_3620715703"/>Морал<text:bookmark-end text:name="__RefHeading___Toc4186_3620715703"/></text:h>
      <text:p text:style-name="P16"><text:s text:c="2"/>Пре почетка сваког сукоба приповедач треба да одреди морал противника са којима се хероји сусрећу. У неким случајевима ће исти противник имати комплетно различије морале, стога нисмо хтели да уврстимо ову статистику у профиле противника. Као генерално правило морал од 2 је кукавичлук док морал од 12 је изузетна храброст.</text:p>
      <text:p text:style-name="P17"><text:span text:style-name="T18"><text:s text:c="2"/>Провера морала се врши сваки пут када би нека акција згрозила, уплашила или пореметила генерални план противничке групе. Ако више од пола групе бежи или је онеспособљено противничка група треба да баца за морал и ако не успе бежи. Морал се баца тако што Приповедач за сваког типа противника мора да баца 2</text:span><text:a xlink:type="simple" xlink:href="https://www.google.com/url?sa=t&amp;rct=j&amp;q=&amp;esrc=s&amp;source=web&amp;cd=&amp;cad=rja&amp;uact=8&amp;ved=2ahUKEwjbm9_jp6L4AhXH0KQKHSB1D6sQFnoECCkQAQ&amp;url=https%3A%2F%2Femojipedia.org%2Fgame-die%2F&amp;usg=AOvVaw3JfxdI-eW-naTYQtPDdb1h" text:style-name="Internet_20_link" text:visited-style-name="Visited_20_Internet_20_Link">🎲</text:a> <text:span text:style-name="T18">и да подбаци или погоди вредност морала за т</text:span><text:span text:style-name="T19">ај </text:span><text:span text:style-name="T18">тип противника. Ако не успе ти противници беже све док не стекну нову храброст или док се успешно не сакрију.</text:span></text:p>
      <text:h text:style-name="Heading_20_2" text:outline-level="2"><text:bookmark-start text:name="__RefHeading___Toc4188_3620715703"/>Свест<text:bookmark-end text:name="__RefHeading___Toc4188_3620715703"/></text:h>
      <text:p text:style-name="P18">Сваки противник нема јасно одређену свест, пре сваког сукоба баците број коцкица који пише у статистици противника да би одредили колико свести тај противник има, додавајући бонусе или минусе које има (минимум 1 бод свести), урадите ово за све противнике.</text:p>
      <text:h text:style-name="Heading_20_2" text:outline-level="2"><text:bookmark-start text:name="__RefHeading___Toc4190_3620715703"/>Реакција<text:bookmark-end text:name="__RefHeading___Toc4190_3620715703"/></text:h>
      <text:p text:style-name="P28"><text:span text:style-name="T24">Зависности од ситуације сваки противник ће имати различити приступ дружини, неки ће чак покушати да се не сукобе са њима или преговарају, док неки ће увек бити агресивни осим у ретким ситуацијама. Сваки противник има табелу реакцје у свом профилу, када их сусретнете баците 2</text:span><text:a xlink:type="simple" xlink:href="https://www.google.com/url?sa=t&amp;rct=j&amp;q=&amp;esrc=s&amp;source=web&amp;cd=&amp;cad=rja&amp;uact=8&amp;ved=2ahUKEwjbm9_jp6L4AhXH0KQKHSB1D6sQFnoECCkQAQ&amp;url=https%3A%2F%2Femojipedia.org%2Fgame-die%2F&amp;usg=AOvVaw3JfxdI-eW-naTYQtPDdb1h" text:style-name="Internet_20_link" text:visited-style-name="Visited_20_Internet_20_Link"><text:span text:style-name="T11">🎲</text:span></text:a><text:span text:style-name="T11"> </text:span><text:span text:style-name="T16">упоредите резултат са табелом. Противници реагују на начин описан бројом који сте добили.</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text:soft-page-break/>Table of Contents</text:p>
          </text:index-title>
          <text:p text:style-name="P24"><text:a xlink:type="simple" xlink:href="#__RefHeading___Toc4180_3620715703" text:style-name="Index_20_Link" text:visited-style-name="Index_20_Link">Противници<text:tab/>1</text:a></text:p>
          <text:p text:style-name="P25"><text:a xlink:type="simple" xlink:href="#__RefHeading___Toc4182_3620715703" text:style-name="Index_20_Link" text:visited-style-name="Index_20_Link">Статистике противника<text:tab/>1</text:a></text:p>
          <text:p text:style-name="P25"><text:a xlink:type="simple" xlink:href="#__RefHeading___Toc4184_3620715703" text:style-name="Index_20_Link" text:visited-style-name="Index_20_Link">Оружија<text:tab/>1</text:a></text:p>
          <text:p text:style-name="P25"><text:a xlink:type="simple" xlink:href="#__RefHeading___Toc4186_3620715703" text:style-name="Index_20_Link" text:visited-style-name="Index_20_Link">Морал<text:tab/>1</text:a></text:p>
          <text:p text:style-name="P25"><text:a xlink:type="simple" xlink:href="#__RefHeading___Toc4188_3620715703" text:style-name="Index_20_Link" text:visited-style-name="Index_20_Link">Свест<text:tab/>1</text:a></text:p>
          <text:p text:style-name="P25"><text:a xlink:type="simple" xlink:href="#__RefHeading___Toc4190_3620715703" text:style-name="Index_20_Link" text:visited-style-name="Index_20_Link">Реакција<text:tab/>1</text:a></text:p>
          <text:p text:style-name="P24"><text:a xlink:type="simple" xlink:href="#__RefHeading___Toc4192_3620715703" text:style-name="Index_20_Link" text:visited-style-name="Index_20_Link">Листа противника<text:tab/>2</text:a></text:p>
          <text:p text:style-name="P25"><text:a xlink:type="simple" xlink:href="#__RefHeading___Toc4194_3620715703" text:style-name="Index_20_Link" text:visited-style-name="Index_20_Link">Ферфал<text:tab/>2</text:a></text:p>
          <text:p text:style-name="P25"><text:a xlink:type="simple" xlink:href="#__RefHeading___Toc4196_3620715703" text:style-name="Index_20_Link" text:visited-style-name="Index_20_Link">Бандит<text:tab/>2</text:a></text:p>
          <text:p text:style-name="P25"><text:a xlink:type="simple" xlink:href="#__RefHeading___Toc4198_3620715703" text:style-name="Index_20_Link" text:visited-style-name="Index_20_Link">Патуљци<text:tab/>3</text:a></text:p>
          <text:p text:style-name="P24"><text:a xlink:type="simple" xlink:href="#__RefHeading___Toc4200_3620715703" text:style-name="Index_20_Link" text:visited-style-name="Index_20_Link">Инквизитори<text:tab/>3</text:a></text:p>
          <text:p text:style-name="P26"><text:a xlink:type="simple" xlink:href="#__RefHeading___Toc4202_3620715703" text:style-name="Index_20_Link" text:visited-style-name="Index_20_Link">Табела Циклизма<text:tab/>3</text:a></text:p>
          <text:p text:style-name="P25"><text:a xlink:type="simple" xlink:href="#__RefHeading___Toc4204_3620715703" text:style-name="Index_20_Link" text:visited-style-name="Index_20_Link">Јеленак<text:tab/>3</text:a></text:p>
          <text:p text:style-name="P25"><text:a xlink:type="simple" xlink:href="#__RefHeading___Toc4206_3620715703" text:style-name="Index_20_Link" text:visited-style-name="Index_20_Link">Тодорац<text:tab/>4</text:a></text:p>
          <text:p text:style-name="P26"><text:a xlink:type="simple" xlink:href="#__RefHeading___Toc4208_3620715703" text:style-name="Index_20_Link" text:visited-style-name="Index_20_Link">Aždaja<text:tab/>6</text:a></text:p>
          <text:p text:style-name="P26"><text:a xlink:type="simple" xlink:href="#__RefHeading___Toc4210_3620715703" text:style-name="Index_20_Link" text:visited-style-name="Index_20_Link">Akrep<text:tab/>7</text:a></text:p>
        </text:index-body>
      </text:table-of-content>
      <text:h text:style-name="Heading_20_1" text:outline-level="1"/>
      <text:h text:style-name="Heading_20_1" text:outline-level="1"><text:bookmark-start text:name="__RefHeading___Toc4192_3620715703"/>Листа <text:span text:style-name="T18">п</text:span>ротивника<text:bookmark-end text:name="__RefHeading___Toc4192_3620715703"/></text:h>
      <text:h text:style-name="P34" text:outline-level="2"><text:bookmark-start text:name="__RefHeading___Toc4194_3620715703"/>Анђаме<text:bookmark-end text:name="__RefHeading___Toc4194_3620715703"/></text:h>
      <text:p text:style-name="P12">Ниски хуманоиди који највише подсећају на <text:s/><text:span text:style-name="T28">ружну </text:span>људску децу, имају осећај супериорности и гадљивост на технологију и живот ван дивљине. Немају пресуде о канибализму и озбиљно схватају своју позицију апекс предатора, највише воле да једу неухрањене чаробњаке. <text:span text:style-name="T4">Своју плашњивост и кукавичлук правдају тактиком, не воле да буду сами у сукобу и често покушавају да плачу како их неко не би повредио.</text:span></text:p>
      <text:p text:style-name="P14"><text:span text:style-name="T13">Окр</text:span><text:span text:style-name="T10">етност 4 | Присуство 2 | Свест </text:span><text:span text:style-name="T11">1</text:span><text:a xlink:type="simple" xlink:href="https://www.google.com/url?sa=t&amp;rct=j&amp;q=&amp;esrc=s&amp;source=web&amp;cd=&amp;cad=rja&amp;uact=8&amp;ved=2ahUKEwjbm9_jp6L4AhXH0KQKHSB1D6sQFnoECCkQAQ&amp;url=https%3A%2F%2Femojipedia.org%2Fgame-die%2F&amp;usg=AOvVaw3JfxdI-eW-naTYQtPDdb1h" text:style-name="Internet_20_link" text:visited-style-name="Visited_20_Internet_20_Link"><text:span text:style-name="T11">🎲</text:span></text:a><text:span text:style-name="T10"> | Одб</text:span><text:span text:style-name="T12">р</text:span><text:span text:style-name="T10">ана 12 | </text:span><text:span text:style-name="T12">M.</text:span><text:span text:style-name="T10">Одбрана 16 | М.Одбојност 2</text:span></text:p>
      <text:p text:style-name="P1"><text:span text:style-name="T2">Оружија :</text:span> -Копље <text:s/>-Штит <text:s/>-Ратнички лук <text:s/>-Секира</text:p>
      <text:p text:style-name="P8"/>
      <text:p text:style-name="P1"><text:span text:style-name="T2">Супериорност [ 1 Несрећа ] : </text:span>Када противник у 4 поља од вас се помера можете да пробате да скочите на њега са вашим оружијем, ако напад погоди наносите стандардну штету. Овај напад не изазива реакције, противник добија 1 бод замора.</text:p>
      <text:p text:style-name="P9"/>
      <text:p text:style-name="P2"><text:span text:style-name="T2">Невидљивост : </text:span>Ако се сукоб одваја у високој трави или жбуњу ваши противници вас не виде осим ако нису 2 поља удалњени од вас, док сте у високој трави ни ви не знате где се налазите, па често идете насумично <text:span text:style-name="T21">у</text:span><text:span text:style-name="T5"> правцу најближег противника.</text:span></text:p>
      <text:p text:style-name="P2"/>
      <text:h text:style-name="Heading_20_2" text:outline-level="2"><text:bookmark-start text:name="__RefHeading___Toc4196_3620715703"/>Бандит<text:bookmark-end text:name="__RefHeading___Toc4196_3620715703"/></text:h>
      <text:p text:style-name="P7">Несрећник из Горњег Стучкинца који је изгубио све и одао се алкохолу и криминалу. Спава у лоше поправљеној касаби коју дели са 10ак других несрећника који деле исте погледе на хигијену као он. <text:span text:style-name="T6">Бандити се боре без разума и формације и често ће побећи ако их је пола умрло или се теже повредило.</text:span></text:p>
      <text:p text:style-name="P5"><text:span text:style-name="T6">С</text:span>нага <text:span text:style-name="T6">2</text:span> <text:span text:style-name="T1">| </text:span>Окр<text:span text:style-name="T1">етност </text:span><text:span text:style-name="T6">2</text:span><text:span text:style-name="T1"> | Присуство 2 | Свест </text:span><text:span text:style-name="T22">1</text:span><text:a xlink:type="simple" xlink:href="https://www.google.com/url?sa=t&amp;rct=j&amp;q=&amp;esrc=s&amp;source=web&amp;cd=&amp;cad=rja&amp;uact=8&amp;ved=2ahUKEwjbm9_jp6L4AhXH0KQKHSB1D6sQFnoECCkQAQ&amp;url=https%3A%2F%2Femojipedia.org%2Fgame-die%2F&amp;usg=AOvVaw3JfxdI-eW-naTYQtPDdb1h" text:style-name="Internet_20_link" text:visited-style-name="Visited_20_Internet_20_Link"><text:span text:style-name="T22">🎲</text:span></text:a><text:span text:style-name="T21">+2</text:span><text:span text:style-name="T1"> | Одб</text:span><text:span text:style-name="T3">р</text:span><text:span text:style-name="T1">ана 1</text:span><text:span text:style-name="T6">4</text:span><text:span text:style-name="T1"> | </text:span><text:span text:style-name="T3">M.</text:span><text:span text:style-name="T1">Одбрана 1</text:span><text:span text:style-name="T6">0</text:span><text:span text:style-name="T1"> | Одбојност </text:span><text:span text:style-name="T6">1</text:span></text:p>
      <text:p text:style-name="P3"><text:span text:style-name="T2">Оружија :</text:span> <text:s/>-<text:span text:style-name="T7">Једноруки Мач + Штит</text:span> <text:s/>-<text:span text:style-name="T7">Секира + </text:span>Штит <text:s/>-Ратнички лук</text:p>
      <text:p text:style-name="P3"><text:span text:style-name="T8">Несрећник [1 Несрећа] : Ако би бандит изгубио свест уместо тога добија 4 бодова свести и користи све своје акције да бежи, ово померање игнорише реакције.</text:span> </text:p>
      <text:h text:style-name="P35" text:outline-level="2"><text:bookmark-start text:name="__RefHeading___Toc4198_3620715703"/><text:soft-page-break/>Патуљци<text:bookmark-end text:name="__RefHeading___Toc4198_3620715703"/></text:h>
      <text:p text:style-name="P4">Ћелави и са малим брадама и брчићима, њихова висина је мања од 165 цм. Карактерно се држе заједно и имају схватање сарадње и тактике. Прљави су и приглупи, познати су као најбољи трасфиксери <text:span text:style-name="T9">али методе којима оружија и предмети добијају магиске ефекте нису најсигурнији, пошалица је да за 1 магичан мач умре 100 душа, што често је подцена реалности. Длургаи не познају страх и неће се повлачити или преговарати, осим ако нису јако интелигентни.</text:span></text:p>
      <text:p text:style-name="P4"/>
      <text:p text:style-name="P6"><text:span text:style-name="T6">С</text:span>нага <text:span text:style-name="T23">4 </text:span><text:span text:style-name="T1">| Присуство </text:span><text:span text:style-name="T23">1</text:span><text:span text:style-name="T1"> | Свест </text:span><text:span text:style-name="T23">3</text:span><text:a xlink:type="simple" xlink:href="https://www.google.com/url?sa=t&amp;rct=j&amp;q=&amp;esrc=s&amp;source=web&amp;cd=&amp;cad=rja&amp;uact=8&amp;ved=2ahUKEwjbm9_jp6L4AhXH0KQKHSB1D6sQFnoECCkQAQ&amp;url=https%3A%2F%2Femojipedia.org%2Fgame-die%2F&amp;usg=AOvVaw3JfxdI-eW-naTYQtPDdb1h" text:style-name="Internet_20_link" text:visited-style-name="Visited_20_Internet_20_Link"><text:span text:style-name="T22">🎲</text:span></text:a><text:span text:style-name="T1"> <text:s/>| Одб</text:span><text:span text:style-name="T3">р</text:span><text:span text:style-name="T1">ана 1</text:span><text:span text:style-name="T6">4</text:span><text:span text:style-name="T1"> | </text:span><text:span text:style-name="T3">M.</text:span><text:span text:style-name="T1">Одбрана 1</text:span><text:span text:style-name="T6">0</text:span><text:span text:style-name="T1"> | </text:span><text:span text:style-name="T21">М.Одбојност 2</text:span></text:p>
      <text:p text:style-name="P4"/>
      <text:p text:style-name="P21"><text:span text:style-name="T17">Гломазна величина : </text:span><text:span text:style-name="T14">Једном недељно сваки </text:span><text:span text:style-name="T15">Патуљак</text:span><text:span text:style-name="T14"> може да повећа своју величину 2 пута и тада заузима 4 поља уместо 1. Његова свест се повећава за 4 и сви његови напади имају 1 мање </text:span><text:a xlink:type="simple" xlink:href="https://www.google.com/url?sa=t&amp;rct=j&amp;q=&amp;esrc=s&amp;source=web&amp;cd=&amp;cad=rja&amp;uact=8&amp;ved=2ahUKEwjbm9_jp6L4AhXH0KQKHSB1D6sQFnoECCkQAQ&amp;url=https%3A%2F%2Femojipedia.org%2Fgame-die%2F&amp;usg=AOvVaw3JfxdI-eW-naTYQtPDdb1h" text:style-name="Internet_20_link" text:visited-style-name="Visited_20_Internet_20_Link">🎲</text:a> <text:span text:style-name="T20">али наносе дупло штете коју би обично нанели. Док је у овом облику </text:span><text:span text:style-name="T24">Патуљак</text:span><text:span text:style-name="T20"> крвари из уста и у ваздуху се осећа мирис рђавог метала.</text:span></text:p>
      <text:h text:style-name="Heading_20_1" text:outline-level="1"><text:bookmark-start text:name="__RefHeading___Toc4200_3620715703"/>Инквизитори<text:bookmark-end text:name="__RefHeading___Toc4200_3620715703"/></text:h>
      <text:p text:style-name="P19">Најамници или пустолови у потрази за реликвијама и маговима са потерница, обично иду у <text:span text:style-name="T25">већим </text:span>групама. Веома су тајновити и <text:span text:style-name="T25">и миришу на тамјан и свилу, често се баве трговином магичних напитака и компонената. У већини случајева када нису на самом задатку где очекују опасност су пријатељски настројени.</text:span></text:p>
      <text:p text:style-name="P19"/>
      <text:p text:style-name="P22">Анатема</text:p>
      <text:p text:style-name="P23"><text:span text:style-name="T25">К</text:span>ада противници <text:span text:style-name="T25">инквизитора </text:span>поку<text:span text:style-name="T26">ш</text:span>авају да бацају магију они бацају 1 мање коцку <text:span text:style-name="T25">да одреде да ли је магија успела или није.</text:span></text:p>
      <text:p text:style-name="P20"/>
      <text:p text:style-name="P22">Циклизам</text:p>
      <text:p text:style-name="P22">Инквизитори искључиво бацају магије у реду дефинисаном у њиховом профилу, када их све баце немају више магија до краја дана. Постоје 3 врсте инквизитора и стога 3 одвојене листе. Пре самог сукоба одредите који инквизитори ће се наћи у сукобу. </text:p>
      <text:p text:style-name="P22"/>
      <text:p text:style-name="P22">Цензура [2 Несреће] : Када било ко баца магију инквизитор може да је аутомстски поништи , маг идаље прима све нусефекте бацања магије и рачуна се као да ју је већ бацио, избрисана је из његовог мозга.</text:p>
      <text:h text:style-name="Heading_20_3" text:outline-level="3"><text:bookmark-start text:name="__RefHeading___Toc4202_3620715703"/>Табела Циклизма<text:bookmark-end text:name="__RefHeading___Toc4202_3620715703"/></text:h>
      <text:p text:style-name="P10">Нападач<text:tab/><text:tab/>Бранилац<text:tab/><text:tab/>Целите<text:span text:style-name="T27">љ</text:span></text:p>
      <text:p text:style-name="P22">Неурошок<text:tab/><text:tab/>Молитва<text:tab/><text:tab/>Мелем</text:p>
      <text:p text:style-name="P22">Неурошок<text:tab/><text:tab/>Маглење<text:tab/><text:tab/>Мелем</text:p>
      <text:p text:style-name="P22">Црпи Живот<text:tab/><text:tab/>Трептај<text:tab/><text:tab/>Мелем</text:p>
      <text:p text:style-name="P22"/>
      <text:h text:style-name="Heading_20_2" text:outline-level="2"><text:bookmark-start text:name="__RefHeading___Toc4204_3620715703"/><text:bookmark text:name="docs-internal-guid-31b58f46-7fff-368d-5cd4-0afd6375d041"/>Јеленак<text:bookmark-end text:name="__RefHeading___Toc4204_3620715703"/></text:h>
      <text:p text:style-name="P30">Створење настало мешавином магије и животиња, често долази у облику јелена са змајским трупом и крилима. Народно веровање каже да настају као резултат мучног лова, где ловац не поштује улов. Често нападају свакога ко се креће и понаша као ловац који их је убио. Месождери су и приликом грижења њихова вилица се шири и подваја на много делова, откидајући и усисавајући делове свог оброка један, по један. Изнад главе често имају запањене круне, које сијају у ноћи, одајући крваво розо светло. Када умиру букну у пламен и крену да горе.</text:p>
      <text:h text:style-name="Heading_20_2" text:outline-level="2"><text:bookmark-start text:name="__RefHeading___Toc4206_3620715703"/><text:soft-page-break/>Тодорац<text:bookmark-end text:name="__RefHeading___Toc4206_3620715703"/></text:h>
      <text:p text:style-name="P30">Демонска бића ноћи, изгледају као коњаници, али су заправо хибрид коња и човека. Из гриве коња расте дугачка коса, испод које се налази човек без очију , уста и носа. Има црте тела као младић у најбоњим данима свог живота. Прождире жртве свих које убија и често се бори тако што удари једном и одгалопира даље, чекајући погодан тренутак да удари опет са својим копитима док дави своје жртве користећи људске руке. Предводници ових бића јашу на белим коњима и имају плаву свиленкасту косу, и за разлику од већине Тодораца носе ланце и копља као оружија. Сваке године јашу од села до села, убијајући свакога ко се налази вани или ради на пољу. Остатак године се налазе у 1 атару из којег не излазе, верује се да се појављују у атарима на које је бачена клетва. Са мртвих тодороца се често скида грива, за прављење магичних канапа и инструмената, ово се често ради неопрезно и може изазвати чудне последице по предмете који се прави од њихове гриве или по особу која их прави.</text:p>
      <text:h text:style-name="Heading_20_2" text:outline-level="2">Ламија</text:h>
      <text:p text:style-name="P30">Гуштери чија дужина досеже до 4 метра а висина до 2 метра. Прождрљиви су и прилагодљиви свакој средини. Вез проблема дишу у води и лави и скачу у висину до 10 метара. Дочекују се на ноге као мачке, зна се да отеов из њихових уста може да онедведти човека и убије било коју животињу, у стању су да прогутавају целе овце и свиње. </text:p>
      <text:h text:style-name="Heading_20_2" text:outline-level="2">Ала</text:h>
      <text:p text:style-name="P30">Летеће, чудновато биће хаоса и страха. Њено тело је тешко одредити, чак и за оне који се директо сукобљавају са њом. Често заузима облик црне замагљене масе са црвеним крилима крилима величине куће. Често се из облака могу видети три језиве главе коња са роговима. Када напад ала шири своје тело и претвара се у вртлог црне енергије, који усисава жртве и покушава да их растргне својим главама и пипцима. Старе Але имају могућност да се претворе у човека, такав човек има попуцале капиларе и црвенњ нокте, по потреби може да израсте црвена крила и да лети. Та крила крваре крв током лета и звуче као јецаји полумртвих мученика. Ала има велики апетит и жељу да прождере све органско испред себе.</text:p>
      <text:p text:style-name="Text_20_body"/>
      <text:h text:style-name="Heading_20_2" text:outline-level="2">Ljubicasto Cudoviste</text:h>
      <text:p text:style-name="P30">Duh ili dete uklete zemlje, zivi u tamnim zabacenim mestima, iako na prvu ruku deluje da je cudoviste samo covekolika figura ljubicaste boje prepuna vena i pipaka zapravo je cudoviste veliko podrucije, koje ima ljubicaste vene koje su vidljive svima koji stupe na njega i u njegovu jazbinu. Nije zlo ali zahteva zrtve ili darove da ne bi diralo heroje, moze da im da informacije o obliznjim podrucijima za koje zna. Posto cesto luta obliznjom teritorijom u formi humaonoida.</text:p>
      <text:p text:style-name="Text_20_body"/>
      <text:h text:style-name="Heading_20_2" text:outline-level="2"><text:bookmark-start text:name="__RefHeading___Toc4208_3620715703"/><text:soft-page-break/>Aždaja<text:bookmark-end text:name="__RefHeading___Toc4208_3620715703"/></text:h>
      <text:p text:style-name="P30">Okretnost 8 - Snaga 4 - Prisustvo 8 - Harizma 2 - Svest 10 Kockica  - MOtpornost 4 -</text:p>
      <text:p text:style-name="P30">Odbrana 16 - MOdbrana 16. </text:p>
      <text:p text:style-name="Text_20_body"/>
      <text:p text:style-name="P32">Magično biće</text:p>
      <text:p text:style-name="P30">Ovo biće je otporne na sve nemagične napade, sva šteta od nemagičnih napada je jednaka nuli, ovo ignoriše pravilo da se šteta jedino može smanjiti na 2 putem otpornosti. Svi napadi ovog bića se tretiraju kao magiski napadi, ako bi meta bila otporna na magiju onda ovi napadi se mogu tretirati kao obični, sa penalom od -1D na pogodak.</text:p>
      <text:p text:style-name="Text_20_body"/>
      <text:p text:style-name="P32">Leteće Biće </text:p>
      <text:p text:style-name="P30">Dobija +1D na sve provere okretnosti dok je na zemlji, ovo stvorenje je sposobno da leti onoliko polja koliko okretnosti ima. Sva leteća bića su u stanju da tokom kretanja se zalete u protivnika na zemlji, zavisnosti od velicine bića sve mete na mestu gde je sletilo primaju štetu jednakoj broju kockica za računanje svesti, prvi napad posle sletanja dobija prednost.</text:p>
      <text:p text:style-name="Text_20_body"/>
      <text:p text:style-name="P32">Aždajin Plamen</text:p>
      <text:p text:style-name="P30">Jednom po rundi Aždaja može da bljuje plamen iz svojih usta kao sporu akciju, ako to uradu ona bira područije 4 polja široko i 10 polja dugačko. Svi likovi u tom područiju moraju da prebace 16 na okretnosti, ako ne uspeju primaju 8D štete, ako uspeju ne primaju štetu i izmačinju se van područija plamena. Sve zapaljive stvari u tom područiju koje ne nose likovi automatski kreću da gore.</text:p>
      <text:p text:style-name="Text_20_body"/>
      <text:p text:style-name="P32">Napadi</text:p>
      <text:p text:style-name="P30">Ujed ( 10 Štete ), provera Snage ako je neuspešna -1D dok se lik ne izleči do kraj.</text:p>
      <text:p text:style-name="P30">2x Kanđe ( 4 Štete ), provera okretnosti, ako je neuspešna gura metu 6 polja unazad.</text:p>
      <text:p text:style-name="P30">Rep ( 6 Štete ), može da napadne sve mete u 2 polja od sebe, gura ih 1 polje nazad.</text:p>
      <text:h text:style-name="Heading_20_2" text:outline-level="2"><text:bookmark-start text:name="__RefHeading___Toc4210_3620715703"/>Akrep<text:bookmark-end text:name="__RefHeading___Toc4210_3620715703"/></text:h>
      <text:p text:style-name="P30">Čovekoliko stvorenje sa crvenim očima koje svetle sa 2 para ruku, prednji par je kao u čoveka, dok zadnji par koji izbija iz leđa na sebi ima par velikih i oštrih klješta kao u škorpije.</text:p>
      <text:p text:style-name="P30">Na svakom klještu se nalazi po jedno dodatno oko, kako bi mogao da vidi iza sebe ili iz zasede. Kroz te oči akrep je u stanju da vidi u mraku, one su skroz crne i kamufliraju se uz okolinu zajedno sa klještima. Akrep je uvek samostalan i uvek se krije u žbunju i šipražju. Ljubitelj je lepih stvari i voli da mu se laska, stoga je moguće pregovarati sa njime ako nije preterano gladan.</text:p>
      <text:h text:style-name="Heading_20_2" text:outline-level="2">Баук</text:h>
      <text:p text:style-name="P31">Велико четвороножно створење, прекривено длакама и перијем у насумичном распореду, са пернатом глевом и чељустима медвед. Изразито предаторски настојено биће, који увек има <text:soft-page-break/>жељу за крвљу и сукобом. Када хода се тетура са стране на страну, смрди на крв и бладо, има добар слух и њух, обично урличе пре напада, да уплаши или изазове плен.</text:p>
      <text:p text:style-name="P31"/>
      <text:p text:style-name="P29">Букавка</text:p>
      <text:p text:style-name="P29">Шесторепо демонско створење</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30T23:40:35.930674694</meta:creation-date>
    <dc:date>2022-08-22T08:23:28.254816761</dc:date>
    <meta:editing-duration>PT1H15M22S</meta:editing-duration>
    <meta:editing-cycles>24</meta:editing-cycles>
    <meta:generator>LibreOffice/7.2.7.2$Linux_X86_64 LibreOffice_project/20$Build-2</meta:generator>
    <meta:document-statistic meta:table-count="0" meta:image-count="0" meta:object-count="0" meta:page-count="6" meta:paragraph-count="88" meta:word-count="2036" meta:character-count="11731" meta:non-whitespace-character-count="9751"/>
  </office:meta>
</office:document-meta>
</file>